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4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7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5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3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.C2:.K2])*10" office:value-type="float" office:value="280" calcext:value-type="float">
            <text:p>280.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4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4]*[.C$2]+[.D4]*[.D$2]+[.E4]*[.E$2]+[.F4]*[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41.73pt" draw:caption-point-x="-17.29pt" draw:caption-point-y="42.8pt">
              <dc:date>2018-06-21T00:00:00</dc:date>
              <text:p text:style-name="P1">Should be &gt; 970 lives</text:p>
            </office:annotation>
            <text:p>970</text:p>
          </table:table-cell>
          <table:table-cell table:style-name="ce11" table:formula="of:=[.H4]/200*[.M4]" office:value-type="float" office:value="4.365" calcext:value-type="float">
            <text:p>4.37</text:p>
          </table:table-cell>
          <table:table-cell table:style-name="ce13" table:formula="of:=[.I4]*[.I$2]" office:value-type="float" office:value="54.5625" calcext:value-type="float">
            <text:p>54.56</text:p>
          </table:table-cell>
          <table:table-cell office:value-type="float" office:value="8" calcext:value-type="float">
            <text:p>8.0</text:p>
          </table:table-cell>
          <table:table-cell table:style-name="ce15" table:formula="of:=[.K4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4]+[.J4]+[.L4]" office:value-type="float" office:value="137.0625" calcext:value-type="float">
            <text:p>137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.C4]*[.C$2]+[.D4]*[.D$2]+[.E4]*[.E$2]+[.F4]*[.F$2]+[.I4]*[.I$2]+[.K4]*[.K$2])*[.O4]" office:value-type="float" office:value="47.971875" calcext:value-type="float">
            <text:p>48.0</text:p>
          </table:table-cell>
          <table:table-cell table:number-columns-repeated="1008"/>
        </table:table-row>
        <table:table-row table:style-name="ro3">
          <table:covered-table-cell/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5]*[.C$2]+[.D5]*[.D$2]+[.E5]*[.E$2]+[.F5]*[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.H5]/200*[.M5]" office:value-type="float" office:value="0.783" calcext:value-type="float">
            <text:p>0.78</text:p>
          </table:table-cell>
          <table:table-cell table:style-name="ce13" table:formula="of:=[.I5]*[.I$2]" office:value-type="float" office:value="9.7875" calcext:value-type="float">
            <text:p>9.79</text:p>
          </table:table-cell>
          <table:table-cell office:value-type="float" office:value="8" calcext:value-type="float">
            <text:p>8.0</text:p>
          </table:table-cell>
          <table:table-cell table:style-name="ce15" table:formula="of:=[.K5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5]+[.J5]+[.L5]" office:value-type="float" office:value="104.7875" calcext:value-type="float">
            <text:p>105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.C5]*[.C$2]+[.D5]*[.D$2]+[.E5]*[.E$2]+[.F5]*[.F$2]+[.I5]*[.I$2]+[.K5]*[.K$2])*[.O5]" office:value-type="float" office:value="99.548125" calcext:value-type="float">
            <text:p>99.5</text:p>
          </table:table-cell>
          <table:table-cell table:number-columns-repeated="1008"/>
        </table:table-row>
        <table:table-row table:style-name="ro4">
          <table:covered-table-cell/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6]*[.C$2]+[.D6]*[.D$2]+[.E6]*[.E$2]+[.F6]*[.F$2]" office:value-type="float" office:value="71" calcext:value-type="float">
            <text:p>71.0</text:p>
          </table:table-cell>
          <table:table-cell table:style-name="ce4" table:formula="of:=[.H5]*2" office:value-type="float" office:value="348" calcext:value-type="float">
            <text:p>348.0</text:p>
          </table:table-cell>
          <table:table-cell table:style-name="ce11" table:formula="of:=[.H6]/200*[.M6]" office:value-type="float" office:value="1.479" calcext:value-type="float">
            <text:p>1.48</text:p>
          </table:table-cell>
          <table:table-cell table:style-name="ce13" table:formula="of:=[.I6]*[.I$2]" office:value-type="float" office:value="18.4875" calcext:value-type="float">
            <text:p>18.49</text:p>
          </table:table-cell>
          <table:table-cell office:value-type="float" office:value="8" calcext:value-type="float">
            <text:p>8.0</text:p>
          </table:table-cell>
          <table:table-cell table:style-name="ce15" table:formula="of:=[.K6]*[.K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.G6]+[.J6]+[.L6]" office:value-type="float" office:value="113.4875" calcext:value-type="float">
            <text:p>113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.C6]*[.C$2]+[.D6]*[.D$2]+[.E6]*[.E$2]+[.F6]*[.F$2]+[.I6]*[.I$2]+[.K6]*[.K$2])*[.O6]" office:value-type="float" office:value="73.766875" calcext:value-type="float">
            <text:p>73.8</text:p>
          </table:table-cell>
          <table:table-cell table:number-columns-repeated="1008"/>
        </table:table-row>
        <table:table-row table:style-name="ro2">
          <table:covered-table-cell/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7]*[.C$2]+[.D7]*[.D$2]+[.E7]*[.E$2]+[.F7]*[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.H7]/200*[.M7]" office:value-type="float" office:value="1.485" calcext:value-type="float">
            <text:p>1.49</text:p>
          </table:table-cell>
          <table:table-cell table:style-name="ce13" table:formula="of:=[.I7]*[.I$2]" office:value-type="float" office:value="18.5625" calcext:value-type="float">
            <text:p>18.56</text:p>
          </table:table-cell>
          <table:table-cell office:value-type="float" office:value="9" calcext:value-type="float">
            <text:p>9.0</text:p>
          </table:table-cell>
          <table:table-cell table:style-name="ce15" table:formula="of:=[.K7]*[.K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.G7]+[.J7]+[.L7]" office:value-type="float" office:value="116.5625" calcext:value-type="float">
            <text:p>11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.C7]*[.C$2]+[.D7]*[.D$2]+[.E7]*[.E$2]+[.F7]*[.F$2]+[.I7]*[.I$2]+[.K7]*[.K$2])*[.O7]" office:value-type="float" office:value="55.95" calcext:value-type="float">
            <text:p>56.0</text:p>
          </table:table-cell>
          <table:table-cell table:number-columns-repeated="1008"/>
        </table:table-row>
        <table:table-row table:style-name="ro5">
          <table:table-cell office:value-type="string" calcext:value-type="string" table:number-columns-spanned="1" table:number-rows-spanned="3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8]*[.C$2]+[.D8]*[.D$2]+[.E8]*[.E$2]+[.F8]*[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8]/200*[.M8]" office:value-type="float" office:value="4.5105" calcext:value-type="float">
            <text:p>4.51</text:p>
          </table:table-cell>
          <table:table-cell table:style-name="ce13" table:formula="of:=[.I8]*[.I$2]" office:value-type="float" office:value="56.38125" calcext:value-type="float">
            <text:p>56.38</text:p>
          </table:table-cell>
          <table:table-cell office:value-type="float" office:value="8" calcext:value-type="float">
            <text:p>8.0</text:p>
          </table:table-cell>
          <table:table-cell table:style-name="ce15" table:formula="of:=[.K8]*[.K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.G8]+[.J8]+[.L8]" office:value-type="float" office:value="166.13125" calcext:value-type="float">
            <text:p>16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.C8]*[.C$2]+[.D8]*[.D$2]+[.E8]*[.E$2]+[.F8]*[.F$2]+[.I8]*[.I$2]+[.K8]*[.K$2])*[.O8]" office:value-type="float" office:value="123.60165" calcext:value-type="float">
            <text:p>123.6</text:p>
          </table:table-cell>
          <table:table-cell table:number-columns-repeated="1008"/>
        </table:table-row>
        <table:table-row table:style-name="ro6">
          <table:covered-table-cell/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9]*[.C$2]+[.D9]*[.D$2]+[.E9]*[.E$2]+[.F9]*[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.H9]/200*[.M9]" office:value-type="float" office:value="0.9595" calcext:value-type="float">
            <text:p>0.96</text:p>
          </table:table-cell>
          <table:table-cell table:style-name="ce13" table:formula="of:=[.I9]*[.I$2]" office:value-type="float" office:value="11.99375" calcext:value-type="float">
            <text:p>11.99</text:p>
          </table:table-cell>
          <table:table-cell office:value-type="float" office:value="8" calcext:value-type="float">
            <text:p>8.0</text:p>
          </table:table-cell>
          <table:table-cell table:style-name="ce15" table:formula="of:=[.K9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9]+[.J9]+[.L9]" office:value-type="float" office:value="124.74375" calcext:value-type="float">
            <text:p>125</text:p>
          </table:table-cell>
          <table:table-cell office:value-type="percentage" office:value="0.93" calcext:value-type="percentage">
            <text:p>93.00%</text:p>
          </table:table-cell>
          <table:table-cell table:formula="of:=([.C9]*[.C$2]+[.D9]*[.D$2]+[.E9]*[.E$2]+[.F9]*[.F$2]+[.I9]*[.I$2]+[.K9]*[.K$2])*[.O9]" office:value-type="float" office:value="116.0116875" calcext:value-type="float">
            <text:p>116.0</text:p>
          </table:table-cell>
          <table:table-cell table:number-columns-repeated="1008"/>
        </table:table-row>
        <table:table-row table:style-name="ro7">
          <table:covered-table-cell/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0]*[.C$2]+[.D10]*[.D$2]+[.E10]*[.E$2]+[.F10]*[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.H10]/200*[.M10]" office:value-type="float" office:value="1.9" calcext:value-type="float">
            <text:p>1.90</text:p>
          </table:table-cell>
          <table:table-cell table:style-name="ce13" table:formula="of:=[.I10]*[.I$2]" office:value-type="float" office:value="23.75" calcext:value-type="float">
            <text:p>23.75</text:p>
          </table:table-cell>
          <table:table-cell office:value-type="float" office:value="8" calcext:value-type="float">
            <text:p>8.0</text:p>
          </table:table-cell>
          <table:table-cell table:style-name="ce15" table:formula="of:=[.K10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10]+[.J10]+[.L10]" office:value-type="float" office:value="136.5" calcext:value-type="float">
            <text:p>137</text:p>
          </table:table-cell>
          <table:table-cell office:value-type="percentage" office:value="0.372" calcext:value-type="percentage">
            <text:p>37.20%</text:p>
          </table:table-cell>
          <table:table-cell table:formula="of:=([.C10]*[.C$2]+[.D10]*[.D$2]+[.E10]*[.E$2]+[.F10]*[.F$2]+[.I10]*[.I$2]+[.K10]*[.K$2])*[.O10]" office:value-type="float" office:value="50.778" calcext:value-type="float">
            <text:p>50.8</text:p>
          </table:table-cell>
          <table:table-cell table:number-columns-repeated="1008"/>
        </table:table-row>
        <table:table-row table:style-name="ro7">
          <table:table-cell office:value-type="string" calcext:value-type="string" table:number-columns-spanned="1" table:number-rows-spanned="3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1]*[.C$2]+[.D11]*[.D$2]+[.E11]*[.E$2]+[.F11]*[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.H11]/200*[.M11]" office:value-type="float" office:value="5.9375" calcext:value-type="float">
            <text:p>5.94</text:p>
          </table:table-cell>
          <table:table-cell table:style-name="ce13" table:formula="of:=[.I11]*[.I$2]" office:value-type="float" office:value="74.21875" calcext:value-type="float">
            <text:p>74.22</text:p>
          </table:table-cell>
          <table:table-cell office:value-type="float" office:value="7" calcext:value-type="float">
            <text:p>7.0</text:p>
          </table:table-cell>
          <table:table-cell table:style-name="ce15" table:formula="of:=[.K11]*[.K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.G11]+[.J11]+[.L11]" office:value-type="float" office:value="201.21875" calcext:value-type="float">
            <text:p>201</text:p>
          </table:table-cell>
          <table:table-cell office:value-type="percentage" office:value="0.013" calcext:value-type="percentage">
            <text:p>1.30%</text:p>
          </table:table-cell>
          <table:table-cell table:formula="of:=([.C11]*[.C$2]+[.D11]*[.D$2]+[.E11]*[.E$2]+[.F11]*[.F$2]+[.I11]*[.I$2]+[.K11]*[.K$2])*[.O11]" office:value-type="float" office:value="2.61584375" calcext:value-type="float">
            <text:p>2.6</text:p>
          </table:table-cell>
          <table:table-cell table:number-columns-repeated="1008"/>
        </table:table-row>
        <table:table-row table:style-name="ro8">
          <table:covered-table-cell/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2]*[.C$2]+[.D12]*[.D$2]+[.E12]*[.E$2]+[.F12]*[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.H12]/200*[.M12]" office:value-type="float" office:value="3.15" calcext:value-type="float">
            <text:p>3.15</text:p>
          </table:table-cell>
          <table:table-cell table:style-name="ce13" table:formula="of:=[.I12]*[.I$2]" office:value-type="float" office:value="39.375" calcext:value-type="float">
            <text:p>39.38</text:p>
          </table:table-cell>
          <table:table-cell office:value-type="float" office:value="7" calcext:value-type="float">
            <text:p>7.0</text:p>
          </table:table-cell>
          <table:table-cell table:style-name="ce15" table:formula="of:=[.K12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2]+[.J12]+[.L12]" office:value-type="float" office:value="166.375" calcext:value-type="float">
            <text:p>166</text:p>
          </table:table-cell>
          <table:table-cell office:value-type="percentage" office:value="0.189" calcext:value-type="percentage">
            <text:p>18.90%</text:p>
          </table:table-cell>
          <table:table-cell table:formula="of:=([.C12]*[.C$2]+[.D12]*[.D$2]+[.E12]*[.E$2]+[.F12]*[.F$2]+[.I12]*[.I$2]+[.K12]*[.K$2])*[.O12]" office:value-type="float" office:value="31.444875" calcext:value-type="float">
            <text:p>31.4</text:p>
          </table:table-cell>
          <table:table-cell table:number-columns-repeated="1008"/>
        </table:table-row>
        <table:table-row table:style-name="ro9">
          <table:covered-table-cell/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3]*[.C$2]+[.D13]*[.D$2]+[.E13]*[.E$2]+[.F13]*[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13]/200*[.M13]" office:value-type="float" office:value="4.365" calcext:value-type="float">
            <text:p>4.37</text:p>
          </table:table-cell>
          <table:table-cell table:style-name="ce13" table:formula="of:=[.I13]*[.I$2]" office:value-type="float" office:value="54.5625" calcext:value-type="float">
            <text:p>54.56</text:p>
          </table:table-cell>
          <table:table-cell office:value-type="float" office:value="7" calcext:value-type="float">
            <text:p>7.0</text:p>
          </table:table-cell>
          <table:table-cell table:style-name="ce15" table:formula="of:=[.K13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3]+[.J13]+[.L13]" office:value-type="float" office:value="181.5625" calcext:value-type="float">
            <text:p>182</text:p>
          </table:table-cell>
          <table:table-cell office:value-type="percentage" office:value="0.168" calcext:value-type="percentage">
            <text:p>16.80%</text:p>
          </table:table-cell>
          <table:table-cell table:formula="of:=([.C13]*[.C$2]+[.D13]*[.D$2]+[.E13]*[.E$2]+[.F13]*[.F$2]+[.I13]*[.I$2]+[.K13]*[.K$2])*[.O13]" office:value-type="float" office:value="30.5025" calcext:value-type="float">
            <text:p>30.5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4]*[.C$2]+[.D14]*[.D$2]+[.E14]*[.E$2]+[.F14]*[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.H14]/200*[.M14]" office:value-type="float" office:value="16.9695" calcext:value-type="float">
            <text:p>16.97</text:p>
          </table:table-cell>
          <table:table-cell table:style-name="ce13" table:formula="of:=[.I14]*[.I$2]" office:value-type="float" office:value="212.11875" calcext:value-type="float">
            <text:p>212.12</text:p>
          </table:table-cell>
          <table:table-cell office:value-type="float" office:value="3" calcext:value-type="float">
            <text:p>3.0</text:p>
          </table:table-cell>
          <table:table-cell table:style-name="ce15" table:formula="of:=[.K14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4]+[.J14]+[.L14]" office:value-type="float" office:value="317.11875" calcext:value-type="float">
            <text:p>317</text:p>
          </table:table-cell>
          <table:table-cell office:value-type="percentage" office:value="0.002" calcext:value-type="percentage">
            <text:p>0.20%</text:p>
          </table:table-cell>
          <table:table-cell table:formula="of:=([.C14]*[.C$2]+[.D14]*[.D$2]+[.E14]*[.E$2]+[.F14]*[.F$2]+[.I14]*[.I$2]+[.K14]*[.K$2])*[.O14]" office:value-type="float" office:value="0.6342375" calcext:value-type="float">
            <text:p>0.6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5]*[.C$2]+[.D15]*[.D$2]+[.E15]*[.E$2]+[.F15]*[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.H15]/200*[.M15]" office:value-type="float" office:value="4.5" calcext:value-type="float">
            <text:p>4.50</text:p>
          </table:table-cell>
          <table:table-cell table:style-name="ce13" table:formula="of:=[.I15]*[.I$2]" office:value-type="float" office:value="56.25" calcext:value-type="float">
            <text:p>56.25</text:p>
          </table:table-cell>
          <table:table-cell office:value-type="float" office:value="3" calcext:value-type="float">
            <text:p>3.0</text:p>
          </table:table-cell>
          <table:table-cell table:style-name="ce15" table:formula="of:=[.K15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5]+[.J15]+[.L15]" office:value-type="float" office:value="159.25" calcext:value-type="float">
            <text:p>159</text:p>
          </table:table-cell>
          <table:table-cell office:value-type="percentage" office:value="0.1" calcext:value-type="percentage">
            <text:p>10.00%</text:p>
          </table:table-cell>
          <table:table-cell table:formula="of:=([.C15]*[.C$2]+[.D15]*[.D$2]+[.E15]*[.E$2]+[.F15]*[.F$2]+[.I15]*[.I$2]+[.K15]*[.K$2])*[.O15]" office:value-type="float" office:value="15.925" calcext:value-type="float">
            <text:p>15.9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4" table:number-columns-repeated="6"/>
          <table:table-cell table:style-name="ce9" table:number-columns-repeated="2"/>
          <table:table-cell table:number-columns-repeated="4"/>
          <table:table-cell table:style-name="ce5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programming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chine learning PhD</text:p>
          </table:table-cell>
          <table:table-cell table:style-name="ce4" table:number-columns-repeated="6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onomics PhD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Working in an NGO like 80k hours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.$H$9]*[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120" calcext:value-type="float">
            <text:p>55,120</text:p>
          </table:table-cell>
          <table:table-cell table:formula="of:=[.$H$9]*[.B3]" office:value-type="float" office:value="11024" calcext:value-type="float">
            <text:p>11,024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7324.8" calcext:value-type="float">
            <text:p>57,325</text:p>
          </table:table-cell>
          <table:table-cell table:formula="of:=[.$H$9]*[.B4]" office:value-type="float" office:value="11464.96" calcext:value-type="float">
            <text:p>11,465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9617.792" calcext:value-type="float">
            <text:p>59,618</text:p>
          </table:table-cell>
          <table:table-cell table:formula="of:=[.$H$9]*[.B5]" office:value-type="float" office:value="11923.5584" calcext:value-type="float">
            <text:p>11,924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002.50368" calcext:value-type="float">
            <text:p>62,003</text:p>
          </table:table-cell>
          <table:table-cell table:formula="of:=[.$H$9]*[.B6]" office:value-type="float" office:value="12400.500736" calcext:value-type="float">
            <text:p>12,401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68202.754048" calcext:value-type="float">
            <text:p>68,203</text:p>
          </table:table-cell>
          <table:table-cell table:formula="of:=[.$H$9]*[.B7]" office:value-type="float" office:value="13640.5508096" calcext:value-type="float">
            <text:p>13,641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0930.86420992" calcext:value-type="float">
            <text:p>70,931</text:p>
          </table:table-cell>
          <table:table-cell table:formula="of:=[.$H$9]*[.B8]" office:value-type="float" office:value="14186.172841984" calcext:value-type="float">
            <text:p>14,186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73768.0987783168" calcext:value-type="float">
            <text:p>73,768</text:p>
          </table:table-cell>
          <table:table-cell table:formula="of:=[.$H$9]*[.B9]" office:value-type="float" office:value="14753.6197556634" calcext:value-type="float">
            <text:p>14,75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6718.8227294495" calcext:value-type="float">
            <text:p>76,719</text:p>
          </table:table-cell>
          <table:table-cell table:formula="of:=[.$H$9]*[.B10]" office:value-type="float" office:value="15343.7645458899" calcext:value-type="float">
            <text:p>15,34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27393882443131" calcext:value-type="float">
            <text:p>3.3</text:p>
          </table:table-cell>
          <table:table-cell table:formula="of:=SUM([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9787.5756386275" calcext:value-type="float">
            <text:p>79,788</text:p>
          </table:table-cell>
          <table:table-cell table:formula="of:=[.$H$9]*[.B11]" office:value-type="float" office:value="15957.5151277255" calcext:value-type="float">
            <text:p>15,958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7766.3332024902" calcext:value-type="float">
            <text:p>87,766</text:p>
          </table:table-cell>
          <table:table-cell table:formula="of:=[.$H$9]*[.B12]" office:value-type="float" office:value="17553.2666404981" calcext:value-type="float">
            <text:p>17,553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1276.9865305899" calcext:value-type="float">
            <text:p>91,277</text:p>
          </table:table-cell>
          <table:table-cell table:formula="of:=[.$H$9]*[.B13]" office:value-type="float" office:value="18255.397306118" calcext:value-type="float">
            <text:p>18,255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928.0659918134" calcext:value-type="float">
            <text:p>94,928</text:p>
          </table:table-cell>
          <table:table-cell table:formula="of:=[.$H$9]*[.B14]" office:value-type="float" office:value="18985.6131983627" calcext:value-type="float">
            <text:p>18,986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8725.188631486" calcext:value-type="float">
            <text:p>98,725</text:p>
          </table:table-cell>
          <table:table-cell table:formula="of:=[.$H$9]*[.B15]" office:value-type="float" office:value="19745.0377262972" calcext:value-type="float">
            <text:p>19,745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2674.196176745" calcext:value-type="float">
            <text:p>102,674</text:p>
          </table:table-cell>
          <table:table-cell table:formula="of:=[.$H$9]*[.B16]" office:value-type="float" office:value="20534.8392353491" calcext:value-type="float">
            <text:p>20,535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2941.61579442" calcext:value-type="float">
            <text:p>112,942</text:p>
          </table:table-cell>
          <table:table-cell table:formula="of:=[.$H$9]*[.B17]" office:value-type="float" office:value="22588.323158884" calcext:value-type="float">
            <text:p>22,588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7459.280426197" calcext:value-type="float">
            <text:p>117,459</text:p>
          </table:table-cell>
          <table:table-cell table:formula="of:=[.$H$9]*[.B18]" office:value-type="float" office:value="23491.8560852394" calcext:value-type="float">
            <text:p>23,492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2157.651643245" calcext:value-type="float">
            <text:p>122,158</text:p>
          </table:table-cell>
          <table:table-cell table:formula="of:=[.$H$9]*[.B19]" office:value-type="float" office:value="24431.5303286489" calcext:value-type="float">
            <text:p>24,432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7043.957708974" calcext:value-type="float">
            <text:p>127,044</text:p>
          </table:table-cell>
          <table:table-cell table:formula="of:=[.$H$9]*[.B20]" office:value-type="float" office:value="25408.7915417949" calcext:value-type="float">
            <text:p>25,409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2125.716017333" calcext:value-type="float">
            <text:p>132,126</text:p>
          </table:table-cell>
          <table:table-cell table:formula="of:=[.$H$9]*[.B21]" office:value-type="float" office:value="26425.1432034667" calcext:value-type="float">
            <text:p>26,425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5338.287619067" calcext:value-type="float">
            <text:p>145,338</text:p>
          </table:table-cell>
          <table:table-cell table:formula="of:=[.$H$9]*[.B22]" office:value-type="float" office:value="29067.6575238134" calcext:value-type="float">
            <text:p>29,068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1151.819123829" calcext:value-type="float">
            <text:p>151,152</text:p>
          </table:table-cell>
          <table:table-cell table:formula="of:=[.$H$9]*[.B23]" office:value-type="float" office:value="30230.3638247659" calcext:value-type="float">
            <text:p>30,230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7197.891888783" calcext:value-type="float">
            <text:p>157,198</text:p>
          </table:table-cell>
          <table:table-cell table:formula="of:=[.$H$9]*[.B24]" office:value-type="float" office:value="31439.5783777565" calcext:value-type="float">
            <text:p>31,44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3485.807564334" calcext:value-type="float">
            <text:p>163,486</text:p>
          </table:table-cell>
          <table:table-cell table:formula="of:=[.$H$9]*[.B25]" office:value-type="float" office:value="32697.1615128668" calcext:value-type="float">
            <text:p>32,697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0025.239866907" calcext:value-type="float">
            <text:p>170,025</text:p>
          </table:table-cell>
          <table:table-cell table:formula="of:=[.$H$9]*[.B26]" office:value-type="float" office:value="34005.0479733815" calcext:value-type="float">
            <text:p>34,00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7027.763853598" calcext:value-type="float">
            <text:p>187,028</text:p>
          </table:table-cell>
          <table:table-cell table:formula="of:=[.$H$9]*[.B27]" office:value-type="float" office:value="37405.5527707196" calcext:value-type="float">
            <text:p>37,40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4508.874407742" calcext:value-type="float">
            <text:p>194,509</text:p>
          </table:table-cell>
          <table:table-cell table:formula="of:=[.$H$9]*[.B28]" office:value-type="float" office:value="38901.7748815484" calcext:value-type="float">
            <text:p>38,902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2289.229384052" calcext:value-type="float">
            <text:p>202,289</text:p>
          </table:table-cell>
          <table:table-cell table:formula="of:=[.$H$9]*[.B29]" office:value-type="float" office:value="40457.8458768104" calcext:value-type="float">
            <text:p>40,458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0380.798559414" calcext:value-type="float">
            <text:p>210,381</text:p>
          </table:table-cell>
          <table:table-cell table:formula="of:=[.$H$9]*[.B30]" office:value-type="float" office:value="42076.1597118828" calcext:value-type="float">
            <text:p>42,076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18796.03050179" calcext:value-type="float">
            <text:p>218,796</text:p>
          </table:table-cell>
          <table:table-cell table:formula="of:=[.$H$9]*[.B31]" office:value-type="float" office:value="43759.2061003581" calcext:value-type="float">
            <text:p>43,759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16033687228436" calcext:value-type="float">
            <text:p>6.2</text:p>
          </table:table-cell>
          <table:table-cell table:formula="of:=SUM([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0675.633551969" calcext:value-type="float">
            <text:p>240,676</text:p>
          </table:table-cell>
          <table:table-cell table:formula="of:=[.$H$9]*[.B32]" office:value-type="float" office:value="48135.1267103939" calcext:value-type="float">
            <text:p>48,135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302.658894048" calcext:value-type="float">
            <text:p>250,303</text:p>
          </table:table-cell>
          <table:table-cell table:formula="of:=[.$H$9]*[.B33]" office:value-type="float" office:value="50060.5317788096" calcext:value-type="float">
            <text:p>50,06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0314.76524981" calcext:value-type="float">
            <text:p>260,315</text:p>
          </table:table-cell>
          <table:table-cell table:formula="of:=[.$H$9]*[.B34]" office:value-type="float" office:value="52062.953049962" calcext:value-type="float">
            <text:p>52,063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0727.355859802" calcext:value-type="float">
            <text:p>270,727</text:p>
          </table:table-cell>
          <table:table-cell table:formula="of:=[.$H$9]*[.B35]" office:value-type="float" office:value="54145.4711719605" calcext:value-type="float">
            <text:p>54,145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1556.450094195" calcext:value-type="float">
            <text:p>281,556</text:p>
          </table:table-cell>
          <table:table-cell table:formula="of:=[.$H$9]*[.B36]" office:value-type="float" office:value="56311.2900188389" calcext:value-type="float">
            <text:p>56,311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2818.708097962" calcext:value-type="float">
            <text:p>292,819</text:p>
          </table:table-cell>
          <table:table-cell table:formula="of:=[.$H$9]*[.B37]" office:value-type="float" office:value="58563.7416195925" calcext:value-type="float">
            <text:p>58,564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32087198785884" calcext:value-type="float">
            <text:p>7.3</text:p>
          </table:table-cell>
          <table:table-cell table:formula="of:=SUM([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2100.578907759" calcext:value-type="float">
            <text:p>322,101</text:p>
          </table:table-cell>
          <table:table-cell table:formula="of:=[.$H$9]*[.B38]" office:value-type="float" office:value="64420.1157815517" calcext:value-type="float">
            <text:p>64,420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4984.602064069" calcext:value-type="float">
            <text:p>334,985</text:p>
          </table:table-cell>
          <table:table-cell table:formula="of:=[.$H$9]*[.B39]" office:value-type="float" office:value="66996.9204128138" calcext:value-type="float">
            <text:p>66,997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8383.986146632" calcext:value-type="float">
            <text:p>348,384</text:p>
          </table:table-cell>
          <table:table-cell table:formula="of:=[.$H$9]*[.B40]" office:value-type="float" office:value="69676.7972293264" calcext:value-type="float">
            <text:p>69,677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2319.345592497" calcext:value-type="float">
            <text:p>362,319</text:p>
          </table:table-cell>
          <table:table-cell table:formula="of:=[.$H$9]*[.B41]" office:value-type="float" office:value="72463.8691184994" calcext:value-type="float">
            <text:p>72,464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 compounding NL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.$H$9]*[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972.8" calcext:value-type="float">
            <text:p>55,973</text:p>
          </table:table-cell>
          <table:table-cell table:formula="of:=[.$H$9]*[.B3]" office:value-type="float" office:value="11194.56" calcext:value-type="float">
            <text:p>11,195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8211.712" calcext:value-type="float">
            <text:p>58,212</text:p>
          </table:table-cell>
          <table:table-cell table:formula="of:=[.$H$9]*[.B4]" office:value-type="float" office:value="11642.3424" calcext:value-type="float">
            <text:p>11,64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60540.18048" calcext:value-type="float">
            <text:p>60,540</text:p>
          </table:table-cell>
          <table:table-cell table:formula="of:=[.$H$9]*[.B5]" office:value-type="float" office:value="12108.036096" calcext:value-type="float">
            <text:p>12,10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961.7876992" calcext:value-type="float">
            <text:p>62,962</text:p>
          </table:table-cell>
          <table:table-cell table:formula="of:=[.$H$9]*[.B6]" office:value-type="float" office:value="12592.35753984" calcext:value-type="float">
            <text:p>12,592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69257.96646912" calcext:value-type="float">
            <text:p>69,258</text:p>
          </table:table-cell>
          <table:table-cell table:formula="of:=[.$H$9]*[.B7]" office:value-type="float" office:value="13851.593293824" calcext:value-type="float">
            <text:p>13,852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13645370286246" calcext:value-type="float">
            <text:p>3.1</text:p>
          </table:table-cell>
          <table:table-cell table:formula="of:=SUM([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2028.2851278848" calcext:value-type="float">
            <text:p>72,028</text:p>
          </table:table-cell>
          <table:table-cell table:formula="of:=[.$H$9]*[.B8]" office:value-type="float" office:value="14405.657025577" calcext:value-type="float">
            <text:p>14,40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74909.4165330002" calcext:value-type="float">
            <text:p>74,909</text:p>
          </table:table-cell>
          <table:table-cell table:formula="of:=[.$H$9]*[.B9]" office:value-type="float" office:value="14981.8833066" calcext:value-type="float">
            <text:p>14,982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7905.7931943202" calcext:value-type="float">
            <text:p>77,906</text:p>
          </table:table-cell>
          <table:table-cell table:formula="of:=[.$H$9]*[.B10]" office:value-type="float" office:value="15581.158638864" calcext:value-type="float">
            <text:p>15,58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32459221756402" calcext:value-type="float">
            <text:p>3.3</text:p>
          </table:table-cell>
          <table:table-cell table:formula="of:=SUM([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81022.024922093" calcext:value-type="float">
            <text:p>81,022</text:p>
          </table:table-cell>
          <table:table-cell table:formula="of:=[.$H$9]*[.B11]" office:value-type="float" office:value="16204.4049844186" calcext:value-type="float">
            <text:p>16,204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9124.2274143024" calcext:value-type="float">
            <text:p>89,124</text:p>
          </table:table-cell>
          <table:table-cell table:formula="of:=[.$H$9]*[.B12]" office:value-type="float" office:value="17824.8454828605" calcext:value-type="float">
            <text:p>17,82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2689.1965108745" calcext:value-type="float">
            <text:p>92,689</text:p>
          </table:table-cell>
          <table:table-cell table:formula="of:=[.$H$9]*[.B13]" office:value-type="float" office:value="18537.8393021749" calcext:value-type="float">
            <text:p>18,538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6396.7643713094" calcext:value-type="float">
            <text:p>96,397</text:p>
          </table:table-cell>
          <table:table-cell table:formula="of:=[.$H$9]*[.B14]" office:value-type="float" office:value="19279.3528742619" calcext:value-type="float">
            <text:p>19,279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00252.634946162" calcext:value-type="float">
            <text:p>100,253</text:p>
          </table:table-cell>
          <table:table-cell table:formula="of:=[.$H$9]*[.B15]" office:value-type="float" office:value="20050.5269892324" calcext:value-type="float">
            <text:p>20,05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262.740344008" calcext:value-type="float">
            <text:p>104,263</text:p>
          </table:table-cell>
          <table:table-cell table:formula="of:=[.$H$9]*[.B16]" office:value-type="float" office:value="20852.5480688017" calcext:value-type="float">
            <text:p>20,853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4689.014378409" calcext:value-type="float">
            <text:p>114,689</text:p>
          </table:table-cell>
          <table:table-cell table:formula="of:=[.$H$9]*[.B17]" office:value-type="float" office:value="22937.8028756818" calcext:value-type="float">
            <text:p>22,938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9276.574953545" calcext:value-type="float">
            <text:p>119,277</text:p>
          </table:table-cell>
          <table:table-cell table:formula="of:=[.$H$9]*[.B18]" office:value-type="float" office:value="23855.3149907091" calcext:value-type="float">
            <text:p>23,855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4047.637951687" calcext:value-type="float">
            <text:p>124,048</text:p>
          </table:table-cell>
          <table:table-cell table:formula="of:=[.$H$9]*[.B19]" office:value-type="float" office:value="24809.5275903375" calcext:value-type="float">
            <text:p>24,81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9009.543469755" calcext:value-type="float">
            <text:p>129,010</text:p>
          </table:table-cell>
          <table:table-cell table:formula="of:=[.$H$9]*[.B20]" office:value-type="float" office:value="25801.908693951" calcext:value-type="float">
            <text:p>25,802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4169.925208545" calcext:value-type="float">
            <text:p>134,170</text:p>
          </table:table-cell>
          <table:table-cell table:formula="of:=[.$H$9]*[.B21]" office:value-type="float" office:value="26833.985041709" calcext:value-type="float">
            <text:p>26,83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7586.9177294" calcext:value-type="float">
            <text:p>147,587</text:p>
          </table:table-cell>
          <table:table-cell table:formula="of:=[.$H$9]*[.B22]" office:value-type="float" office:value="29517.3835458799" calcext:value-type="float">
            <text:p>29,51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3490.394438576" calcext:value-type="float">
            <text:p>153,490</text:p>
          </table:table-cell>
          <table:table-cell table:formula="of:=[.$H$9]*[.B23]" office:value-type="float" office:value="30698.0788877151" calcext:value-type="float">
            <text:p>30,698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9630.010216119" calcext:value-type="float">
            <text:p>159,630</text:p>
          </table:table-cell>
          <table:table-cell table:formula="of:=[.$H$9]*[.B24]" office:value-type="float" office:value="31926.0020432237" calcext:value-type="float">
            <text:p>31,92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6015.210624763" calcext:value-type="float">
            <text:p>166,015</text:p>
          </table:table-cell>
          <table:table-cell table:formula="of:=[.$H$9]*[.B25]" office:value-type="float" office:value="33203.0421249527" calcext:value-type="float">
            <text:p>33,203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2655.819049754" calcext:value-type="float">
            <text:p>172,656</text:p>
          </table:table-cell>
          <table:table-cell table:formula="of:=[.$H$9]*[.B26]" office:value-type="float" office:value="34531.1638099508" calcext:value-type="float">
            <text:p>34,531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9921.400954729" calcext:value-type="float">
            <text:p>189,921</text:p>
          </table:table-cell>
          <table:table-cell table:formula="of:=[.$H$9]*[.B27]" office:value-type="float" office:value="37984.2801909458" calcext:value-type="float">
            <text:p>37,984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7518.256992918" calcext:value-type="float">
            <text:p>197,518</text:p>
          </table:table-cell>
          <table:table-cell table:formula="of:=[.$H$9]*[.B28]" office:value-type="float" office:value="39503.6513985837" calcext:value-type="float">
            <text:p>39,5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5418.987272635" calcext:value-type="float">
            <text:p>205,419</text:p>
          </table:table-cell>
          <table:table-cell table:formula="of:=[.$H$9]*[.B29]" office:value-type="float" office:value="41083.797454527" calcext:value-type="float">
            <text:p>41,08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3635.746763541" calcext:value-type="float">
            <text:p>213,636</text:p>
          </table:table-cell>
          <table:table-cell table:formula="of:=[.$H$9]*[.B30]" office:value-type="float" office:value="42727.1493527081" calcext:value-type="float">
            <text:p>42,72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22181.176634082" calcext:value-type="float">
            <text:p>222,181</text:p>
          </table:table-cell>
          <table:table-cell table:formula="of:=[.$H$9]*[.B31]" office:value-type="float" office:value="44436.2353268164" calcext:value-type="float">
            <text:p>44,436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25564774464801" calcext:value-type="float">
            <text:p>6.3</text:p>
          </table:table-cell>
          <table:table-cell table:formula="of:=SUM([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4399.29429749" calcext:value-type="float">
            <text:p>244,399</text:p>
          </table:table-cell>
          <table:table-cell table:formula="of:=[.$H$9]*[.B32]" office:value-type="float" office:value="48879.8588594981" calcext:value-type="float">
            <text:p>48,88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4175.26606939" calcext:value-type="float">
            <text:p>254,175</text:p>
          </table:table-cell>
          <table:table-cell table:formula="of:=[.$H$9]*[.B33]" office:value-type="float" office:value="50835.053213878" calcext:value-type="float">
            <text:p>50,83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4342.276712166" calcext:value-type="float">
            <text:p>264,342</text:p>
          </table:table-cell>
          <table:table-cell table:formula="of:=[.$H$9]*[.B34]" office:value-type="float" office:value="52868.4553424331" calcext:value-type="float">
            <text:p>52,86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4915.967780652" calcext:value-type="float">
            <text:p>274,916</text:p>
          </table:table-cell>
          <table:table-cell table:formula="of:=[.$H$9]*[.B35]" office:value-type="float" office:value="54983.1935561305" calcext:value-type="float">
            <text:p>54,983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5912.606491878" calcext:value-type="float">
            <text:p>285,913</text:p>
          </table:table-cell>
          <table:table-cell table:formula="of:=[.$H$9]*[.B36]" office:value-type="float" office:value="57182.5212983757" calcext:value-type="float">
            <text:p>57,183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7349.110751554" calcext:value-type="float">
            <text:p>297,349</text:p>
          </table:table-cell>
          <table:table-cell table:formula="of:=[.$H$9]*[.B37]" office:value-type="float" office:value="59469.8221503107" calcext:value-type="float">
            <text:p>59,47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7084.021826709" calcext:value-type="float">
            <text:p>327,084</text:p>
          </table:table-cell>
          <table:table-cell table:formula="of:=[.$H$9]*[.B38]" office:value-type="float" office:value="65416.8043653418" calcext:value-type="float">
            <text:p>65,41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40167.382699777" calcext:value-type="float">
            <text:p>340,167</text:p>
          </table:table-cell>
          <table:table-cell table:formula="of:=[.$H$9]*[.B39]" office:value-type="float" office:value="68033.4765399555" calcext:value-type="float">
            <text:p>68,033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53774.078007768" calcext:value-type="float">
            <text:p>353,774</text:p>
          </table:table-cell>
          <table:table-cell table:formula="of:=[.$H$9]*[.B40]" office:value-type="float" office:value="70754.8156015537" calcext:value-type="float">
            <text:p>70,75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7925.041128079" calcext:value-type="float">
            <text:p>367,925</text:p>
          </table:table-cell>
          <table:table-cell table:formula="of:=[.$H$9]*[.B41]" office:value-type="float" office:value="73585.0082256159" calcext:value-type="float">
            <text:p>73,585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5200" calcext:value-type="float">
            <text:p>135,200</text:p>
          </table:table-cell>
          <table:table-cell table:formula="of:=[.$H$9]*[.B3]" office:value-type="float" office:value="27040" calcext:value-type="float">
            <text:p>27,04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0608" calcext:value-type="float">
            <text:p>140,608</text:p>
          </table:table-cell>
          <table:table-cell table:formula="of:=[.$H$9]*[.B4]" office:value-type="float" office:value="28121.6" calcext:value-type="float">
            <text:p>28,12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46232.32" calcext:value-type="float">
            <text:p>146,232</text:p>
          </table:table-cell>
          <table:table-cell table:formula="of:=[.$H$9]*[.B5]" office:value-type="float" office:value="29246.464" calcext:value-type="float">
            <text:p>29,246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2081.6128" calcext:value-type="float">
            <text:p>152,082</text:p>
          </table:table-cell>
          <table:table-cell table:formula="of:=[.$H$9]*[.B6]" office:value-type="float" office:value="30416.32256" calcext:value-type="float">
            <text:p>30,416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67289.77408" calcext:value-type="float">
            <text:p>167,290</text:p>
          </table:table-cell>
          <table:table-cell table:formula="of:=[.$H$9]*[.B7]" office:value-type="float" office:value="33457.954816" calcext:value-type="float">
            <text:p>33,45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73981.3650432" calcext:value-type="float">
            <text:p>173,981</text:p>
          </table:table-cell>
          <table:table-cell table:formula="of:=[.$H$9]*[.B8]" office:value-type="float" office:value="34796.27300864" calcext:value-type="float">
            <text:p>34,79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80940.619644928" calcext:value-type="float">
            <text:p>180,941</text:p>
          </table:table-cell>
          <table:table-cell table:formula="of:=[.$H$9]*[.B9]" office:value-type="float" office:value="36188.1239289856" calcext:value-type="float">
            <text:p>36,188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88178.244430725" calcext:value-type="float">
            <text:p>188,178</text:p>
          </table:table-cell>
          <table:table-cell table:formula="of:=[.$H$9]*[.B10]" office:value-type="float" office:value="37635.648886145" calcext:value-type="float">
            <text:p>37,636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8.03041598445416" calcext:value-type="float">
            <text:p>8.0</text:p>
          </table:table-cell>
          <table:table-cell table:formula="of:=SUM([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95705.374207954" calcext:value-type="float">
            <text:p>195,705</text:p>
          </table:table-cell>
          <table:table-cell table:formula="of:=[.$H$9]*[.B11]" office:value-type="float" office:value="39141.0748415908" calcext:value-type="float">
            <text:p>39,141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15275.91162875" calcext:value-type="float">
            <text:p>215,276</text:p>
          </table:table-cell>
          <table:table-cell table:formula="of:=[.$H$9]*[.B12]" office:value-type="float" office:value="43055.1823257499" calcext:value-type="float">
            <text:p>43,05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23886.948093899" calcext:value-type="float">
            <text:p>223,887</text:p>
          </table:table-cell>
          <table:table-cell table:formula="of:=[.$H$9]*[.B13]" office:value-type="float" office:value="44777.3896187799" calcext:value-type="float">
            <text:p>44,777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32842.426017656" calcext:value-type="float">
            <text:p>232,842</text:p>
          </table:table-cell>
          <table:table-cell table:formula="of:=[.$H$9]*[.B14]" office:value-type="float" office:value="46568.4852035311" calcext:value-type="float">
            <text:p>46,56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42156.123058362" calcext:value-type="float">
            <text:p>242,156</text:p>
          </table:table-cell>
          <table:table-cell table:formula="of:=[.$H$9]*[.B15]" office:value-type="float" office:value="48431.2246116724" calcext:value-type="float">
            <text:p>48,43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1842.367980696" calcext:value-type="float">
            <text:p>251,842</text:p>
          </table:table-cell>
          <table:table-cell table:formula="of:=[.$H$9]*[.B16]" office:value-type="float" office:value="50368.4735961393" calcext:value-type="float">
            <text:p>50,368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77026.604778766" calcext:value-type="float">
            <text:p>277,027</text:p>
          </table:table-cell>
          <table:table-cell table:formula="of:=[.$H$9]*[.B17]" office:value-type="float" office:value="55405.3209557532" calcext:value-type="float">
            <text:p>55,405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88107.668969916" calcext:value-type="float">
            <text:p>288,108</text:p>
          </table:table-cell>
          <table:table-cell table:formula="of:=[.$H$9]*[.B18]" office:value-type="float" office:value="57621.5337939833" calcext:value-type="float">
            <text:p>57,622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99631.975728713" calcext:value-type="float">
            <text:p>299,632</text:p>
          </table:table-cell>
          <table:table-cell table:formula="of:=[.$H$9]*[.B19]" office:value-type="float" office:value="59926.3951457426" calcext:value-type="float">
            <text:p>59,926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11617.254757862" calcext:value-type="float">
            <text:p>311,617</text:p>
          </table:table-cell>
          <table:table-cell table:formula="of:=[.$H$9]*[.B20]" office:value-type="float" office:value="62323.4509515723" calcext:value-type="float">
            <text:p>62,323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24081.944948176" calcext:value-type="float">
            <text:p>324,082</text:p>
          </table:table-cell>
          <table:table-cell table:formula="of:=[.$H$9]*[.B21]" office:value-type="float" office:value="64816.3889896353" calcext:value-type="float">
            <text:p>64,816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356490.139442994" calcext:value-type="float">
            <text:p>356,490</text:p>
          </table:table-cell>
          <table:table-cell table:formula="of:=[.$H$9]*[.B22]" office:value-type="float" office:value="71298.0278885988" calcext:value-type="float">
            <text:p>71,298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370749.745020714" calcext:value-type="float">
            <text:p>370,750</text:p>
          </table:table-cell>
          <table:table-cell table:formula="of:=[.$H$9]*[.B23]" office:value-type="float" office:value="74149.9490041427" calcext:value-type="float">
            <text:p>74,15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385579.734821542" calcext:value-type="float">
            <text:p>385,580</text:p>
          </table:table-cell>
          <table:table-cell table:formula="of:=[.$H$9]*[.B24]" office:value-type="float" office:value="77115.9469643084" calcext:value-type="float">
            <text:p>77,11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01002.924214404" calcext:value-type="float">
            <text:p>401,003</text:p>
          </table:table-cell>
          <table:table-cell table:formula="of:=[.$H$9]*[.B25]" office:value-type="float" office:value="80200.5848428808" calcext:value-type="float">
            <text:p>80,20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17043.04118298" calcext:value-type="float">
            <text:p>417,043</text:p>
          </table:table-cell>
          <table:table-cell table:formula="of:=[.$H$9]*[.B26]" office:value-type="float" office:value="83408.608236596" calcext:value-type="float">
            <text:p>83,409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458747.345301278" calcext:value-type="float">
            <text:p>458,747</text:p>
          </table:table-cell>
          <table:table-cell table:formula="of:=[.$H$9]*[.B27]" office:value-type="float" office:value="91749.4690602556" calcext:value-type="float">
            <text:p>91,749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477097.239113329" calcext:value-type="float">
            <text:p>477,097</text:p>
          </table:table-cell>
          <table:table-cell table:formula="of:=[.$H$9]*[.B28]" office:value-type="float" office:value="95419.4478226659" calcext:value-type="float">
            <text:p>95,41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496181.128677862" calcext:value-type="float">
            <text:p>496,181</text:p>
          </table:table-cell>
          <table:table-cell table:formula="of:=[.$H$9]*[.B29]" office:value-type="float" office:value="99236.2257355725" calcext:value-type="float">
            <text:p>99,23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16028.373824977" calcext:value-type="float">
            <text:p>516,028</text:p>
          </table:table-cell>
          <table:table-cell table:formula="of:=[.$H$9]*[.B30]" office:value-type="float" office:value="103205.674764995" calcext:value-type="float">
            <text:p>103,206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536669.508777976" calcext:value-type="float">
            <text:p>536,670</text:p>
          </table:table-cell>
          <table:table-cell table:formula="of:=[.$H$9]*[.B31]" office:value-type="float" office:value="107333.901755595" calcext:value-type="float">
            <text:p>107,33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5.110260252773" calcext:value-type="float">
            <text:p>15.1</text:p>
          </table:table-cell>
          <table:table-cell table:formula="of:=SUM([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590336.459655774" calcext:value-type="float">
            <text:p>590,336</text:p>
          </table:table-cell>
          <table:table-cell table:formula="of:=[.$H$9]*[.B32]" office:value-type="float" office:value="118067.291931155" calcext:value-type="float">
            <text:p>118,06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613949.918042005" calcext:value-type="float">
            <text:p>613,950</text:p>
          </table:table-cell>
          <table:table-cell table:formula="of:=[.$H$9]*[.B33]" office:value-type="float" office:value="122789.983608401" calcext:value-type="float">
            <text:p>122,79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638507.914763685" calcext:value-type="float">
            <text:p>638,508</text:p>
          </table:table-cell>
          <table:table-cell table:formula="of:=[.$H$9]*[.B34]" office:value-type="float" office:value="127701.582952737" calcext:value-type="float">
            <text:p>127,702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664048.231354232" calcext:value-type="float">
            <text:p>664,048</text:p>
          </table:table-cell>
          <table:table-cell table:formula="of:=[.$H$9]*[.B35]" office:value-type="float" office:value="132809.646270846" calcext:value-type="float">
            <text:p>132,81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690610.160608402" calcext:value-type="float">
            <text:p>690,610</text:p>
          </table:table-cell>
          <table:table-cell table:formula="of:=[.$H$9]*[.B36]" office:value-type="float" office:value="138122.03212168" calcext:value-type="float">
            <text:p>138,122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7.6115316689057" calcext:value-type="float">
            <text:p>17.6</text:p>
          </table:table-cell>
          <table:table-cell table:formula="of:=SUM([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718234.567032738" calcext:value-type="float">
            <text:p>718,235</text:p>
          </table:table-cell>
          <table:table-cell table:formula="of:=[.$H$9]*[.B37]" office:value-type="float" office:value="143646.913406548" calcext:value-type="float">
            <text:p>143,64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790058.023736012" calcext:value-type="float">
            <text:p>790,058</text:p>
          </table:table-cell>
          <table:table-cell table:formula="of:=[.$H$9]*[.B38]" office:value-type="float" office:value="158011.604747202" calcext:value-type="float">
            <text:p>158,01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821660.344685452" calcext:value-type="float">
            <text:p>821,660</text:p>
          </table:table-cell>
          <table:table-cell table:formula="of:=[.$H$9]*[.B39]" office:value-type="float" office:value="164332.06893709" calcext:value-type="float">
            <text:p>164,33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854526.75847287" calcext:value-type="float">
            <text:p>854,527</text:p>
          </table:table-cell>
          <table:table-cell table:formula="of:=[.$H$9]*[.B40]" office:value-type="float" office:value="170905.351694574" calcext:value-type="float">
            <text:p>170,90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888707.828811785" calcext:value-type="float">
            <text:p>888,708</text:p>
          </table:table-cell>
          <table:table-cell table:formula="of:=[.$H$9]*[.B41]" office:value-type="float" office:value="177741.565762357" calcext:value-type="float">
            <text:p>177,74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2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% attributed to me</text:p>
          </table:table-cell>
          <table:table-cell table:style-name="ce20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ney equivalent of donation</text:p>
          </table:table-cell>
          <table:table-cell table:style-name="ce24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2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7850" calcext:value-type="float">
            <text:p>97,850</text:p>
          </table:table-cell>
          <table:table-cell table:formula="of:=[.$H$9]*[.B3]" office:value-type="float" office:value="97850" calcext:value-type="float">
            <text:p>97,85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3.9828431372549" calcext:value-type="float">
            <text:p>24.0</text:p>
          </table:table-cell>
          <table:table-cell table:formula="of:=SUM([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00785.5" calcext:value-type="float">
            <text:p>100,786</text:p>
          </table:table-cell>
          <table:table-cell table:formula="of:=[.$H$9]*[.B4]" office:value-type="float" office:value="100785.5" calcext:value-type="float">
            <text:p>100,786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4.2179690503652" calcext:value-type="float">
            <text:p>24.2</text:p>
          </table:table-cell>
          <table:table-cell table:formula="of:=SUM([.E$2:.E4])" office:value-type="float" office:value="71.9508121876202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3809.065" calcext:value-type="float">
            <text:p>103,809</text:p>
          </table:table-cell>
          <table:table-cell table:formula="of:=[.$H$9]*[.B5]" office:value-type="float" office:value="103809.065" calcext:value-type="float">
            <text:p>103,809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4.4554001194865" calcext:value-type="float">
            <text:p>24.5</text:p>
          </table:table-cell>
          <table:table-cell table:formula="of:=SUM([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6923.33695" calcext:value-type="float">
            <text:p>106,923</text:p>
          </table:table-cell>
          <table:table-cell table:formula="of:=[.$H$9]*[.B6]" office:value-type="float" office:value="106923.33695" calcext:value-type="float">
            <text:p>106,923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4.6951589441873" calcext:value-type="float">
            <text:p>24.7</text:p>
          </table:table-cell>
          <table:table-cell table:formula="of:=SUM([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14407.9705365" calcext:value-type="float">
            <text:p>114,408</text:p>
          </table:table-cell>
          <table:table-cell table:formula="of:=[.$H$9]*[.B7]" office:value-type="float" office:value="114407.9705365" calcext:value-type="float">
            <text:p>114,40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5.9057059512553" calcext:value-type="float">
            <text:p>25.9</text:p>
          </table:table-cell>
          <table:table-cell table:formula="of:=SUM([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7840.209652595" calcext:value-type="float">
            <text:p>117,840</text:p>
          </table:table-cell>
          <table:table-cell table:formula="of:=[.$H$9]*[.B8]" office:value-type="float" office:value="117840.209652595" calcext:value-type="float">
            <text:p>117,84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6.1596834605814" calcext:value-type="float">
            <text:p>26.2</text:p>
          </table:table-cell>
          <table:table-cell table:formula="of:=SUM([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121375.415942173" calcext:value-type="float">
            <text:p>121,375</text:p>
          </table:table-cell>
          <table:table-cell table:formula="of:=[.$H$9]*[.B9]" office:value-type="float" office:value="121375.415942173" calcext:value-type="float">
            <text:p>121,375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6.416150945489" calcext:value-type="float">
            <text:p>26.4</text:p>
          </table:table-cell>
          <table:table-cell table:formula="of:=SUM([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5016.678420438" calcext:value-type="float">
            <text:p>125,017</text:p>
          </table:table-cell>
          <table:table-cell table:formula="of:=[.$H$9]*[.B10]" office:value-type="float" office:value="125016.678420438" calcext:value-type="float">
            <text:p>125,01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51328175036" calcext:value-type="float">
            <text:p>26.7</text:p>
          </table:table-cell>
          <table:table-cell table:formula="of:=SUM([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8767.178773051" calcext:value-type="float">
            <text:p>128,767</text:p>
          </table:table-cell>
          <table:table-cell table:formula="of:=[.$H$9]*[.B11]" office:value-type="float" office:value="128767.178773051" calcext:value-type="float">
            <text:p>128,76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9366537274791" calcext:value-type="float">
            <text:p>26.9</text:p>
          </table:table-cell>
          <table:table-cell table:formula="of:=SUM([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7780.881287165" calcext:value-type="float">
            <text:p>137,781</text:p>
          </table:table-cell>
          <table:table-cell table:formula="of:=[.$H$9]*[.B12]" office:value-type="float" office:value="137780.881287165" calcext:value-type="float">
            <text:p>137,781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8.2570779298066" calcext:value-type="float">
            <text:p>28.3</text:p>
          </table:table-cell>
          <table:table-cell table:formula="of:=SUM([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41914.30772578" calcext:value-type="float">
            <text:p>141,914</text:p>
          </table:table-cell>
          <table:table-cell table:formula="of:=[.$H$9]*[.B13]" office:value-type="float" office:value="141914.30772578" calcext:value-type="float">
            <text:p>141,914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8.534108105589" calcext:value-type="float">
            <text:p>28.5</text:p>
          </table:table-cell>
          <table:table-cell table:formula="of:=SUM([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6171.736957553" calcext:value-type="float">
            <text:p>146,172</text:p>
          </table:table-cell>
          <table:table-cell table:formula="of:=[.$H$9]*[.B14]" office:value-type="float" office:value="146171.736957553" calcext:value-type="float">
            <text:p>146,172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8.8138542634869" calcext:value-type="float">
            <text:p>28.8</text:p>
          </table:table-cell>
          <table:table-cell table:formula="of:=SUM([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50556.88906628" calcext:value-type="float">
            <text:p>150,557</text:p>
          </table:table-cell>
          <table:table-cell table:formula="of:=[.$H$9]*[.B15]" office:value-type="float" office:value="150556.88906628" calcext:value-type="float">
            <text:p>150,557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9.096343030776" calcext:value-type="float">
            <text:p>29.1</text:p>
          </table:table-cell>
          <table:table-cell table:formula="of:=SUM([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55073.595738268" calcext:value-type="float">
            <text:p>155,074</text:p>
          </table:table-cell>
          <table:table-cell table:formula="of:=[.$H$9]*[.B16]" office:value-type="float" office:value="155073.595738268" calcext:value-type="float">
            <text:p>155,07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9.3816012957836" calcext:value-type="float">
            <text:p>29.4</text:p>
          </table:table-cell>
          <table:table-cell table:formula="of:=SUM([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5928.747439947" calcext:value-type="float">
            <text:p>165,929</text:p>
          </table:table-cell>
          <table:table-cell table:formula="of:=[.$H$9]*[.B17]" office:value-type="float" office:value="165928.747439947" calcext:value-type="float">
            <text:p>165,9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218758691063" calcext:value-type="float">
            <text:p>30.8</text:p>
          </table:table-cell>
          <table:table-cell table:formula="of:=SUM([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70906.609863145" calcext:value-type="float">
            <text:p>170,907</text:p>
          </table:table-cell>
          <table:table-cell table:formula="of:=[.$H$9]*[.B18]" office:value-type="float" office:value="170906.609863145" calcext:value-type="float">
            <text:p>170,907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124051122725" calcext:value-type="float">
            <text:p>31.1</text:p>
          </table:table-cell>
          <table:table-cell table:formula="of:=SUM([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76033.80815904" calcext:value-type="float">
            <text:p>176,034</text:p>
          </table:table-cell>
          <table:table-cell table:formula="of:=[.$H$9]*[.B19]" office:value-type="float" office:value="176033.80815904" calcext:value-type="float">
            <text:p>176,034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1.4291888788302" calcext:value-type="float">
            <text:p>31.4</text:p>
          </table:table-cell>
          <table:table-cell table:formula="of:=SUM([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81314.822403811" calcext:value-type="float">
            <text:p>181,315</text:p>
          </table:table-cell>
          <table:table-cell table:formula="of:=[.$H$9]*[.B20]" office:value-type="float" office:value="181314.822403811" calcext:value-type="float">
            <text:p>181,31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7373181815638" calcext:value-type="float">
            <text:p>31.7</text:p>
          </table:table-cell>
          <table:table-cell table:formula="of:=SUM([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86754.267075925" calcext:value-type="float">
            <text:p>186,754</text:p>
          </table:table-cell>
          <table:table-cell table:formula="of:=[.$H$9]*[.B21]" office:value-type="float" office:value="186754.267075925" calcext:value-type="float">
            <text:p>186,75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0484683598144" calcext:value-type="float">
            <text:p>32.0</text:p>
          </table:table-cell>
          <table:table-cell table:formula="of:=SUM([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9827.06577124" calcext:value-type="float">
            <text:p>199,827</text:p>
          </table:table-cell>
          <table:table-cell table:formula="of:=[.$H$9]*[.B22]" office:value-type="float" office:value="199827.06577124" calcext:value-type="float">
            <text:p>199,82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6194717107857" calcext:value-type="float">
            <text:p>33.6</text:p>
          </table:table-cell>
          <table:table-cell table:formula="of:=SUM([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05821.877744377" calcext:value-type="float">
            <text:p>205,822</text:p>
          </table:table-cell>
          <table:table-cell table:formula="of:=[.$H$9]*[.B23]" office:value-type="float" office:value="205821.877744377" calcext:value-type="float">
            <text:p>205,822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3.9490743746169" calcext:value-type="float">
            <text:p>33.9</text:p>
          </table:table-cell>
          <table:table-cell table:formula="of:=SUM([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11996.534076709" calcext:value-type="float">
            <text:p>211,997</text:p>
          </table:table-cell>
          <table:table-cell table:formula="of:=[.$H$9]*[.B24]" office:value-type="float" office:value="211996.534076709" calcext:value-type="float">
            <text:p>211,997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4.2819084371132" calcext:value-type="float">
            <text:p>34.3</text:p>
          </table:table-cell>
          <table:table-cell table:formula="of:=SUM([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18356.43009901" calcext:value-type="float">
            <text:p>218,356</text:p>
          </table:table-cell>
          <table:table-cell table:formula="of:=[.$H$9]*[.B25]" office:value-type="float" office:value="218356.43009901" calcext:value-type="float">
            <text:p>218,356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4.6180055786535" calcext:value-type="float">
            <text:p>34.6</text:p>
          </table:table-cell>
          <table:table-cell table:formula="of:=SUM([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24907.12300198" calcext:value-type="float">
            <text:p>224,907</text:p>
          </table:table-cell>
          <table:table-cell table:formula="of:=[.$H$9]*[.B26]" office:value-type="float" office:value="224907.12300198" calcext:value-type="float">
            <text:p>224,907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4.9573977902089" calcext:value-type="float">
            <text:p>35.0</text:p>
          </table:table-cell>
          <table:table-cell table:formula="of:=SUM([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40650.621612119" calcext:value-type="float">
            <text:p>240,651</text:p>
          </table:table-cell>
          <table:table-cell table:formula="of:=[.$H$9]*[.B27]" office:value-type="float" office:value="240650.621612119" calcext:value-type="float">
            <text:p>240,651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6.6709957211015" calcext:value-type="float">
            <text:p>36.7</text:p>
          </table:table-cell>
          <table:table-cell table:formula="of:=SUM([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47870.140260482" calcext:value-type="float">
            <text:p>247,870</text:p>
          </table:table-cell>
          <table:table-cell table:formula="of:=[.$H$9]*[.B28]" office:value-type="float" office:value="247870.140260482" calcext:value-type="float">
            <text:p>247,87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7.0305152869947" calcext:value-type="float">
            <text:p>37.0</text:p>
          </table:table-cell>
          <table:table-cell table:formula="of:=SUM([.E$2:.E28])" office:value-type="float" office:value="799.565954090559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5306.244468297" calcext:value-type="float">
            <text:p>255,306</text:p>
          </table:table-cell>
          <table:table-cell table:formula="of:=[.$H$9]*[.B29]" office:value-type="float" office:value="255306.244468297" calcext:value-type="float">
            <text:p>255,30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37.3935595545142" calcext:value-type="float">
            <text:p>37.4</text:p>
          </table:table-cell>
          <table:table-cell table:formula="of:=SUM([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62965.431802346" calcext:value-type="float">
            <text:p>262,965</text:p>
          </table:table-cell>
          <table:table-cell table:formula="of:=[.$H$9]*[.B30]" office:value-type="float" office:value="262965.431802346" calcext:value-type="float">
            <text:p>262,96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37.7601630795585" calcext:value-type="float">
            <text:p>37.8</text:p>
          </table:table-cell>
          <table:table-cell table:formula="of:=SUM([.E$2:.E30])" office:value-type="float" office:value="874.719676724632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70854.394756416" calcext:value-type="float">
            <text:p>270,854</text:p>
          </table:table-cell>
          <table:table-cell table:formula="of:=[.$H$9]*[.B31]" office:value-type="float" office:value="270854.394756416" calcext:value-type="float">
            <text:p>270,85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38.1303607568091" calcext:value-type="float">
            <text:p>38.1</text:p>
          </table:table-cell>
          <table:table-cell table:formula="of:=SUM([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89814.202389365" calcext:value-type="float">
            <text:p>289,814</text:p>
          </table:table-cell>
          <table:table-cell table:formula="of:=[.$H$9]*[.B32]" office:value-type="float" office:value="289814.202389365" calcext:value-type="float">
            <text:p>289,814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39.9994960880252" calcext:value-type="float">
            <text:p>40.0</text:p>
          </table:table-cell>
          <table:table-cell table:formula="of:=SUM([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98508.628461046" calcext:value-type="float">
            <text:p>298,509</text:p>
          </table:table-cell>
          <table:table-cell table:formula="of:=[.$H$9]*[.B33]" office:value-type="float" office:value="298508.628461046" calcext:value-type="float">
            <text:p>298,509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3916480104568" calcext:value-type="float">
            <text:p>40.4</text:p>
          </table:table-cell>
          <table:table-cell table:formula="of:=SUM([.E$2:.E33])" office:value-type="float" office:value="993.241181579923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07463.887314877" calcext:value-type="float">
            <text:p>307,464</text:p>
          </table:table-cell>
          <table:table-cell table:formula="of:=[.$H$9]*[.B34]" office:value-type="float" office:value="307463.887314877" calcext:value-type="float">
            <text:p>307,464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0.787644559579" calcext:value-type="float">
            <text:p>40.8</text:p>
          </table:table-cell>
          <table:table-cell table:formula="of:=SUM([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16687.803934324" calcext:value-type="float">
            <text:p>316,688</text:p>
          </table:table-cell>
          <table:table-cell table:formula="of:=[.$H$9]*[.B35]" office:value-type="float" office:value="316687.803934324" calcext:value-type="float">
            <text:p>316,688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1.1875234278101" calcext:value-type="float">
            <text:p>41.2</text:p>
          </table:table-cell>
          <table:table-cell table:formula="of:=SUM([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26188.438052354" calcext:value-type="float">
            <text:p>326,188</text:p>
          </table:table-cell>
          <table:table-cell table:formula="of:=[.$H$9]*[.B36]" office:value-type="float" office:value="326188.438052354" calcext:value-type="float">
            <text:p>326,18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41.5913226771024" calcext:value-type="float">
            <text:p>41.6</text:p>
          </table:table-cell>
          <table:table-cell table:formula="of:=SUM([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35974.091193924" calcext:value-type="float">
            <text:p>335,974</text:p>
          </table:table-cell>
          <table:table-cell table:formula="of:=[.$H$9]*[.B37]" office:value-type="float" office:value="335974.091193924" calcext:value-type="float">
            <text:p>335,974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41.9990807425642" calcext:value-type="float">
            <text:p>42.0</text:p>
          </table:table-cell>
          <table:table-cell table:formula="of:=SUM([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59492.277577499" calcext:value-type="float">
            <text:p>359,492</text:p>
          </table:table-cell>
          <table:table-cell table:formula="of:=[.$H$9]*[.B38]" office:value-type="float" office:value="359492.277577499" calcext:value-type="float">
            <text:p>359,49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44.0578592103369" calcext:value-type="float">
            <text:p>44.1</text:p>
          </table:table-cell>
          <table:table-cell table:formula="of:=SUM([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70277.045904824" calcext:value-type="float">
            <text:p>370,277</text:p>
          </table:table-cell>
          <table:table-cell table:formula="of:=[.$H$9]*[.B39]" office:value-type="float" office:value="370277.045904824" calcext:value-type="float">
            <text:p>370,277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44.4897990065167" calcext:value-type="float">
            <text:p>44.5</text:p>
          </table:table-cell>
          <table:table-cell table:formula="of:=SUM([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81385.357281969" calcext:value-type="float">
            <text:p>381,385</text:p>
          </table:table-cell>
          <table:table-cell table:formula="of:=[.$H$9]*[.B40]" office:value-type="float" office:value="381385.357281969" calcext:value-type="float">
            <text:p>381,38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44.9259735065806" calcext:value-type="float">
            <text:p>44.9</text:p>
          </table:table-cell>
          <table:table-cell table:formula="of:=SUM([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92826.918000428" calcext:value-type="float">
            <text:p>392,827</text:p>
          </table:table-cell>
          <table:table-cell table:formula="of:=[.$H$9]*[.B41]" office:value-type="float" office:value="392826.918000428" calcext:value-type="float">
            <text:p>392,827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45.3664242272333" calcext:value-type="float">
            <text:p>45.4</text:p>
          </table:table-cell>
          <table:table-cell table:formula="of:=SUM([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11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5" table:formula="of:=SUM([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5" table:formula="of:=SUM([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formula="of:=SUM([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56000" calcext:value-type="float">
            <text:p>156,000</text:p>
          </table:table-cell>
          <table:table-cell table:formula="of:=[.$H$9]*[.B3]" office:value-type="float" office:value="46800" calcext:value-type="float">
            <text:p>46,80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62240" calcext:value-type="float">
            <text:p>162,240</text:p>
          </table:table-cell>
          <table:table-cell table:formula="of:=[.$H$9]*[.B4]" office:value-type="float" office:value="48672" calcext:value-type="float">
            <text:p>48,672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68729.6" calcext:value-type="float">
            <text:p>168,730</text:p>
          </table:table-cell>
          <table:table-cell table:formula="of:=[.$H$9]*[.B5]" office:value-type="float" office:value="50618.88" calcext:value-type="float">
            <text:p>50,619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75478.784" calcext:value-type="float">
            <text:p>175,479</text:p>
          </table:table-cell>
          <table:table-cell table:formula="of:=[.$H$9]*[.B6]" office:value-type="float" office:value="52643.6352" calcext:value-type="float">
            <text:p>52,644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93026.6624" calcext:value-type="float">
            <text:p>193,027</text:p>
          </table:table-cell>
          <table:table-cell table:formula="of:=[.$H$9]*[.B7]" office:value-type="float" office:value="57907.99872" calcext:value-type="float">
            <text:p>57,908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13.1122646440738" calcext:value-type="float">
            <text:p>13.1</text:p>
          </table:table-cell>
          <table:table-cell table:formula="of:=SUM([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00747.728896" calcext:value-type="float">
            <text:p>200,748</text:p>
          </table:table-cell>
          <table:table-cell table:formula="of:=[.$H$9]*[.B8]" office:value-type="float" office:value="60224.3186688" calcext:value-type="float">
            <text:p>60,224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208777.63805184" calcext:value-type="float">
            <text:p>208,778</text:p>
          </table:table-cell>
          <table:table-cell table:formula="of:=[.$H$9]*[.B9]" office:value-type="float" office:value="62633.291415552" calcext:value-type="float">
            <text:p>62,633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17128.743573914" calcext:value-type="float">
            <text:p>217,129</text:p>
          </table:table-cell>
          <table:table-cell table:formula="of:=[.$H$9]*[.B10]" office:value-type="float" office:value="65138.6230721741" calcext:value-type="float">
            <text:p>65,139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13.8987968961707" calcext:value-type="float">
            <text:p>13.9</text:p>
          </table:table-cell>
          <table:table-cell table:formula="of:=SUM([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25813.89331687" calcext:value-type="float">
            <text:p>225,814</text:p>
          </table:table-cell>
          <table:table-cell table:formula="of:=[.$H$9]*[.B11]" office:value-type="float" office:value="67744.1679950611" calcext:value-type="float">
            <text:p>67,744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8395.282648557" calcext:value-type="float">
            <text:p>248,395</text:p>
          </table:table-cell>
          <table:table-cell table:formula="of:=[.$H$9]*[.B12]" office:value-type="float" office:value="74518.5847945672" calcext:value-type="float">
            <text:p>74,519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8331.0939545" calcext:value-type="float">
            <text:p>258,331</text:p>
          </table:table-cell>
          <table:table-cell table:formula="of:=[.$H$9]*[.B13]" office:value-type="float" office:value="77499.3281863499" calcext:value-type="float">
            <text:p>77,499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664.33771268" calcext:value-type="float">
            <text:p>268,664</text:p>
          </table:table-cell>
          <table:table-cell table:formula="of:=[.$H$9]*[.B14]" office:value-type="float" office:value="80599.3013138039" calcext:value-type="float">
            <text:p>80,599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79410.911221187" calcext:value-type="float">
            <text:p>279,411</text:p>
          </table:table-cell>
          <table:table-cell table:formula="of:=[.$H$9]*[.B15]" office:value-type="float" office:value="83823.273366356" calcext:value-type="float">
            <text:p>83,823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0587.347670034" calcext:value-type="float">
            <text:p>290,587</text:p>
          </table:table-cell>
          <table:table-cell table:formula="of:=[.$H$9]*[.B16]" office:value-type="float" office:value="87176.2043010103" calcext:value-type="float">
            <text:p>87,176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19646.082437038" calcext:value-type="float">
            <text:p>319,646</text:p>
          </table:table-cell>
          <table:table-cell table:formula="of:=[.$H$9]*[.B17]" office:value-type="float" office:value="95893.8247311113" calcext:value-type="float">
            <text:p>95,89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7.8126310725382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32431.925734519" calcext:value-type="float">
            <text:p>332,432</text:p>
          </table:table-cell>
          <table:table-cell table:formula="of:=[.$H$9]*[.B18]" office:value-type="float" office:value="99729.5777203557" calcext:value-type="float">
            <text:p>99,730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45729.2027639" calcext:value-type="float">
            <text:p>345,729</text:p>
          </table:table-cell>
          <table:table-cell table:formula="of:=[.$H$9]*[.B19]" office:value-type="float" office:value="103718.76082917" calcext:value-type="float">
            <text:p>103,719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59558.370874456" calcext:value-type="float">
            <text:p>359,558</text:p>
          </table:table-cell>
          <table:table-cell table:formula="of:=[.$H$9]*[.B20]" office:value-type="float" office:value="107867.511262337" calcext:value-type="float">
            <text:p>107,868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73940.705709434" calcext:value-type="float">
            <text:p>373,941</text:p>
          </table:table-cell>
          <table:table-cell table:formula="of:=[.$H$9]*[.B21]" office:value-type="float" office:value="112182.21171283" calcext:value-type="float">
            <text:p>112,18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11334.776280378" calcext:value-type="float">
            <text:p>411,335</text:p>
          </table:table-cell>
          <table:table-cell table:formula="of:=[.$H$9]*[.B22]" office:value-type="float" office:value="123400.432884113" calcext:value-type="float">
            <text:p>123,400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27788.167331593" calcext:value-type="float">
            <text:p>427,788</text:p>
          </table:table-cell>
          <table:table-cell table:formula="of:=[.$H$9]*[.B23]" office:value-type="float" office:value="128336.450199478" calcext:value-type="float">
            <text:p>128,336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444899.694024857" calcext:value-type="float">
            <text:p>444,900</text:p>
          </table:table-cell>
          <table:table-cell table:formula="of:=[.$H$9]*[.B24]" office:value-type="float" office:value="133469.908207457" calcext:value-type="float">
            <text:p>133,47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62695.681785851" calcext:value-type="float">
            <text:p>462,696</text:p>
          </table:table-cell>
          <table:table-cell table:formula="of:=[.$H$9]*[.B25]" office:value-type="float" office:value="138808.704535755" calcext:value-type="float">
            <text:p>138,809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81203.509057285" calcext:value-type="float">
            <text:p>481,204</text:p>
          </table:table-cell>
          <table:table-cell table:formula="of:=[.$H$9]*[.B26]" office:value-type="float" office:value="144361.052717185" calcext:value-type="float">
            <text:p>144,361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529323.859963013" calcext:value-type="float">
            <text:p>529,324</text:p>
          </table:table-cell>
          <table:table-cell table:formula="of:=[.$H$9]*[.B27]" office:value-type="float" office:value="158797.157988904" calcext:value-type="float">
            <text:p>158,797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550496.814361534" calcext:value-type="float">
            <text:p>550,497</text:p>
          </table:table-cell>
          <table:table-cell table:formula="of:=[.$H$9]*[.B28]" office:value-type="float" office:value="165149.04430846" calcext:value-type="float">
            <text:p>165,149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572516.686935995" calcext:value-type="float">
            <text:p>572,517</text:p>
          </table:table-cell>
          <table:table-cell table:formula="of:=[.$H$9]*[.B29]" office:value-type="float" office:value="171755.006080799" calcext:value-type="float">
            <text:p>171,755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95417.354413435" calcext:value-type="float">
            <text:p>595,417</text:p>
          </table:table-cell>
          <table:table-cell table:formula="of:=[.$H$9]*[.B30]" office:value-type="float" office:value="178625.206324031" calcext:value-type="float">
            <text:p>178,625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5.6494432545221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619234.048589973" calcext:value-type="float">
            <text:p>619,234</text:p>
          </table:table-cell>
          <table:table-cell table:formula="of:=[.$H$9]*[.B31]" office:value-type="float" office:value="185770.214576992" calcext:value-type="float">
            <text:p>185,770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6.1523735144147" calcext:value-type="float">
            <text:p>26.2</text:p>
          </table:table-cell>
          <table:table-cell table:formula="of:=SUM([.E2:.E30])" office:value-type="float" office:value="506.41137809746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681157.45344897" calcext:value-type="float">
            <text:p>681,157</text:p>
          </table:table-cell>
          <table:table-cell table:formula="of:=[.$H$9]*[.B32]" office:value-type="float" office:value="204347.236034691" calcext:value-type="float">
            <text:p>204,347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708403.751586929" calcext:value-type="float">
            <text:p>708,404</text:p>
          </table:table-cell>
          <table:table-cell table:formula="of:=[.$H$9]*[.B33]" office:value-type="float" office:value="212521.125476079" calcext:value-type="float">
            <text:p>212,52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736739.901650406" calcext:value-type="float">
            <text:p>736,740</text:p>
          </table:table-cell>
          <table:table-cell table:formula="of:=[.$H$9]*[.B34]" office:value-type="float" office:value="221021.970495122" calcext:value-type="float">
            <text:p>221,022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766209.497716422" calcext:value-type="float">
            <text:p>766,209</text:p>
          </table:table-cell>
          <table:table-cell table:formula="of:=[.$H$9]*[.B35]" office:value-type="float" office:value="229862.849314927" calcext:value-type="float">
            <text:p>229,863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796857.877625079" calcext:value-type="float">
            <text:p>796,858</text:p>
          </table:table-cell>
          <table:table-cell table:formula="of:=[.$H$9]*[.B36]" office:value-type="float" office:value="239057.363287524" calcext:value-type="float">
            <text:p>239,057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828732.192730083" calcext:value-type="float">
            <text:p>828,732</text:p>
          </table:table-cell>
          <table:table-cell table:formula="of:=[.$H$9]*[.B37]" office:value-type="float" office:value="248619.657819025" calcext:value-type="float">
            <text:p>248,620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1.079173533363" calcext:value-type="float">
            <text:p>31.1</text:p>
          </table:table-cell>
          <table:table-cell table:formula="of:=SUM([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911605.412003091" calcext:value-type="float">
            <text:p>911,605</text:p>
          </table:table-cell>
          <table:table-cell table:formula="of:=[.$H$9]*[.B38]" office:value-type="float" office:value="273481.623600927" calcext:value-type="float">
            <text:p>273,482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948069.628483214" calcext:value-type="float">
            <text:p>948,070</text:p>
          </table:table-cell>
          <table:table-cell table:formula="of:=[.$H$9]*[.B39]" office:value-type="float" office:value="284420.888544964" calcext:value-type="float">
            <text:p>284,421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4.1739470609066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985992.413622543" calcext:value-type="float">
            <text:p>985,992</text:p>
          </table:table-cell>
          <table:table-cell table:formula="of:=[.$H$9]*[.B40]" office:value-type="float" office:value="295797.724086763" calcext:value-type="float">
            <text:p>295,798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4.8440244542577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025432.11016744" calcext:value-type="float">
            <text:p>1,025,432</text:p>
          </table:table-cell>
          <table:table-cell table:formula="of:=[.$H$9]*[.B41]" office:value-type="float" office:value="307629.633050233" calcext:value-type="float">
            <text:p>307,63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5H36M21S</meta:editing-duration>
    <meta:editing-cycles>45</meta:editing-cycles>
    <meta:generator>LibreOffice/5.1.6.2$Linux_X86_64 LibreOffice_project/10m0$Build-2</meta:generator>
    <dc:date>2018-06-23T16:32:20.363175898</dc:date>
    <meta:document-statistic meta:table-count="10" meta:cell-count="2079" meta:object-count="0"/>
  </office:meta>
</office:document-meta>
</file>